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4*"/>
    </style:style>
    <style:style style:name="Table1.C" style:family="table-column">
      <style:table-column-properties style:column-width="2.2313in" style:rel-column-width="21847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0c0c0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Nimbus Sans 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Heading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Konsert G:a Teatern den 10/10 kl 20:00</text:p>
      <text:p text:style-name="P1">Biljetter Anhöriga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2">Musikant</text:p>
            </table:table-cell>
            <table:table-cell table:style-name="Table1.A1" office:value-type="string">
              <text:p text:style-name="P2">Anhörig</text:p>
            </table:table-cell>
            <table:table-cell table:style-name="Table1.C1" office:value-type="string">
              <text:p text:style-name="P2"/>
            </table:table-cell>
          </table:table-row>
        </table:table-header-rows>
        <table:table-row>
          <table:table-cell table:style-name="Table1.A2" office:value-type="string">
            <text:p text:style-name="P2">Rolf Fjellström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Monica Lundeqvis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Kalle Dolk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Johan Petter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Lennart Ol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Margareta Kalli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Fredrik Svärd</text:p>
          </table:table-cell>
          <table:table-cell table:style-name="Table1.A2" office:value-type="string">
            <text:p text:style-name="P3">Ulf Olsson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Desiree Ol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Jan-Olof Oscar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Paul Ludwig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Lars Bergström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homas Sillré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Karl-Erik Elvgre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ans Söderberg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Jöran Redi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Björn Skari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Jörgen Ander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Staffan Olofsso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A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edrik</meta:initial-creator>
    <meta:creation-date>2008-10-07T20:00:46</meta:creation-date>
    <dc:creator>Fredrik Svärd</dc:creator>
    <dc:date>2008-10-08T06:41:45</dc:date>
    <meta:printed-by>Fredrik Svärd</meta:printed-by>
    <meta:print-date>2008-10-08T06:39:06</meta:print-date>
    <dc:language>en-AU</dc:language>
    <meta:editing-cycles>5</meta:editing-cycles>
    <meta:editing-duration>PT14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3" meta:word-count="53" meta:character-count="340"/>
  </office:meta>
</office:document-meta>
</file>